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8cm" svg:height="0.8cm" svg:x="1.7cm" svg:y="1.6cm">
          <text:p text:style-name="P1"><text:span text:style-name="T1">Avatar</text:span></text:p>
        </draw:rect>
        <draw:rect draw:style-name="gr1" draw:text-style-name="P4" draw:layer="layout" svg:width="4.8cm" svg:height="3.5cm" svg:x="1.7cm" svg:y="2.4cm">
          <text:p text:style-name="P3"><text:span text:style-name="T1">- id: long</text:span></text:p>
          <text:p text:style-name="P3"><text:span text:style-name="T1">- name: String</text:span></text:p>
          <text:p text:style-name="P3"><text:span text:style-name="T1">- desc: String</text:span></text:p>
          <text:p text:style-name="P3"><text:span text:style-name="T1">- avatarURL: String</text:span></text:p>
          <text:p text:style-name="P3"><text:span text:style-name="T1">- spriteURL: String</text:span></text:p>
          <text:p text:style-name="P3"><text:span text:style-name="T1">- soundURL: String</text:span></text:p>
          <text:p text:style-name="P3"><text:span text:style-name="T1">- playerStats: PlayerStats</text:span></text:p>
          <text:p text:style-name="P3"><text:span text:style-name="T1">- find: Finder&lt;Long, Avatar&gt;</text:span></text:p>
        </draw:rect>
        <draw:rect draw:style-name="gr1" draw:text-style-name="P4" draw:layer="layout" svg:width="4.8cm" svg:height="2.1cm" svg:x="1.7cm" svg:y="5.9cm">
          <text:p text:style-name="P3"><text:span text:style-name="T1">+ toJson(): ObjectNode;</text:span></text:p>
          <text:p text:style-name="P3"><text:span text:style-name="T1">+ create(...): Avatar;</text:span></text:p>
          <text:p text:style-name="P3"><text:span text:style-name="T1">+ getById(id: long): Avatar;</text:span></text:p>
          <text:p text:style-name="P3"><text:span text:style-name="T1">+ init();</text:span></text:p>
        </draw:rect>
        <draw:rect draw:style-name="gr1" draw:text-style-name="P2" draw:layer="layout" svg:width="6.2cm" svg:height="0.8cm" svg:x="6.9cm" svg:y="1.6cm">
          <text:p text:style-name="P1"><text:span text:style-name="T1">Challenge</text:span></text:p>
        </draw:rect>
        <draw:rect draw:style-name="gr1" draw:text-style-name="P4" draw:layer="layout" svg:width="6.2cm" svg:height="2.897cm" svg:x="6.9cm" svg:y="2.403cm">
          <text:p text:style-name="P3"><text:span text:style-name="T1">id: long</text:span></text:p>
          <text:p text:style-name="P3"><text:span text:style-name="T1">- solve_type: int</text:span></text:p>
          <text:p text:style-name="P3"><text:span text:style-name="T1">- solve_type_extension</text:span></text:p>
          <text:p text:style-name="P3"><text:span text:style-name="T1">- tasks: List&lt;Task&gt;</text:span></text:p>
          <text:p text:style-name="P3"><text:span text:style-name="T1">- created_at: Date</text:span></text:p>
          <text:p text:style-name="P3"><text:span text:style-name="T1">- modified_at: Date</text:span></text:p>
          <text:p text:style-name="P3"><text:span text:style-name="T1">- find: Finder&lt;Long, Challenge&gt;</text:span></text:p>
        </draw:rect>
        <draw:rect draw:style-name="gr1" draw:text-style-name="P4" draw:layer="layout" svg:width="6.2cm" svg:height="2.2cm" svg:x="6.9cm" svg:y="5.3cm">
          <text:p text:style-name="P3"><text:span text:style-name="T1">+ update();</text:span></text:p>
          <text:p text:style-name="P3"><text:span text:style-name="T1">+ create(solve_type: int, ...);</text:span></text:p>
          <text:p text:style-name="P3"><text:span text:style-name="T1">+ getStory(profile: Profile): Challenge;</text:span></text:p>
          <text:p text:style-name="P3"><text:span text:style-name="T1">+ init();</text:span></text:p>
        </draw:rect>
        <draw:rect draw:style-name="gr1" draw:text-style-name="P2" draw:layer="layout" svg:width="6.6cm" svg:height="0.8cm" svg:x="13.3cm" svg:y="1.6cm">
          <text:p text:style-name="P1"><text:span text:style-name="T1">EventChallenge</text:span></text:p>
        </draw:rect>
        <draw:rect draw:style-name="gr1" draw:text-style-name="P4" draw:layer="layout" svg:width="6.6cm" svg:height="2.097cm" svg:x="13.3cm" svg:y="2.403cm">
          <text:p text:style-name="P3"><text:span text:style-name="T1">- name: String</text:span></text:p>
          <text:p text:style-name="P3"><text:span text:style-name="T1">- creator: Profile</text:span></text:p>
          <text:p text:style-name="P3"><text:span text:style-name="T1">- type: int</text:span></text:p>
          <text:p text:style-name="P3"><text:span text:style-name="T1">- expires_at: Date</text:span></text:p>
          <text:p text:style-name="P3"><text:span text:style-name="T1">- find: Finder&lt;Long, EventChallenge&gt;</text:span></text:p>
        </draw:rect>
        <draw:rect draw:style-name="gr1" draw:text-style-name="P4" draw:layer="layout" svg:width="6.6cm" svg:height="1.2cm" svg:x="13.3cm" svg:y="4.5cm">
          <text:p text:style-name="P3"><text:span text:style-name="T1">+ create(): EventChallenge;</text:span></text:p>
        </draw:rect>
        <draw:rect draw:style-name="gr1" draw:text-style-name="P2" draw:layer="layout" svg:width="8.9cm" svg:height="0.8cm" svg:x="14.4cm" svg:y="-3.7cm">
          <text:p text:style-name="P1"><text:span text:style-name="T1">Inventory</text:span></text:p>
        </draw:rect>
        <draw:rect draw:style-name="gr1" draw:text-style-name="P4" draw:layer="layout" svg:width="8.9cm" svg:height="2.097cm" svg:x="14.4cm" svg:y="-2.897cm">
          <text:p text:style-name="P3"><text:span text:style-name="T1">- id: long</text:span></text:p>
          <text:p text:style-name="P3"><text:span text:style-name="T1">+ profile: Profile</text:span></text:p>
          <text:p text:style-name="P3"><text:span text:style-name="T1">+ potion: potion</text:span></text:p>
          <text:p text:style-name="P3"><text:span text:style-name="T1">+ beltslot: int</text:span></text:p>
          <text:p text:style-name="P3"><text:span text:style-name="T1">- find: Finder&lt;Long, Inventory&gt;</text:span></text:p>
        </draw:rect>
        <draw:rect draw:style-name="gr1" draw:text-style-name="P4" draw:layer="layout" svg:width="8.9cm" svg:height="2.2cm" svg:x="14.4cm" svg:y="-0.8cm">
          <text:p text:style-name="P3"><text:span text:style-name="T1">+ invListToJson(profile: Profile): ArrayNode;</text:span></text:p>
          <text:p text:style-name="P3"><text:span text:style-name="T1">+ getBelt(profile: Profile): ObjectNode;</text:span></text:p>
          <text:p text:style-name="P3"><text:span text:style-name="T1">+ getInventory(profile: Profile): List&lt;Inventory&gt;;</text:span></text:p>
          <text:p text:style-name="P3"><text:span text:style-name="T1">+ getBeltslot(profile: Profile, beltslot: int): Inventory;</text:span></text:p>
        </draw:rect>
        <draw:rect draw:style-name="gr1" draw:text-style-name="P2" draw:layer="layout" svg:width="8.6cm" svg:height="0.8cm" svg:x="1.2cm" svg:y="-3.9cm">
          <text:p text:style-name="P1"><text:span text:style-name="T1">Map</text:span></text:p>
        </draw:rect>
        <draw:rect draw:style-name="gr1" draw:text-style-name="P4" draw:layer="layout" svg:width="8.6cm" svg:height="1.697cm" svg:x="1.2cm" svg:y="-3.097cm">
          <text:p text:style-name="P3"><text:span text:style-name="T1">- id: long</text:span></text:p>
          <text:p text:style-name="P3"><text:span text:style-name="T1">- path: String</text:span></text:p>
          <text:p text:style-name="P3"><text:span text:style-name="T1">- isBossMap: boolean</text:span></text:p>
          <text:p text:style-name="P3"><text:span text:style-name="T1">- find: Finder&lt;Long, Map&gt;</text:span></text:p>
        </draw:rect>
        <draw:rect draw:style-name="gr1" draw:text-style-name="P4" draw:layer="layout" svg:width="8.6cm" svg:height="2.5cm" svg:x="1.2cm" svg:y="-1.4cm">
          <text:p text:style-name="P3"><text:span text:style-name="T1">- toJson(): ObjectNode;</text:span></text:p>
          <text:p text:style-name="P3"><text:span text:style-name="T1">- create(path: String): Map;</text:span></text:p>
          <text:p text:style-name="P3"><text:span text:style-name="T1">+ create(path: String, isBossMap: boolean): Map;</text:span></text:p>
          <text:p text:style-name="P3"><text:span text:style-name="T1">+ getById(id: long): Map;</text:span></text:p>
          <text:p text:style-name="P3"><text:span text:style-name="T1">+ init();</text:span></text:p>
        </draw:rect>
        <draw:rect draw:style-name="gr1" draw:text-style-name="P2" draw:layer="layout" svg:width="10.1cm" svg:height="0.8cm" svg:x="-1.8cm" svg:y="20.4cm">
          <text:p text:style-name="P1"><text:span text:style-name="T1">Potion</text:span></text:p>
        </draw:rect>
        <draw:rect draw:style-name="gr1" draw:text-style-name="P4" draw:layer="layout" svg:width="10.1cm" svg:height="2.897cm" svg:x="-1.8cm" svg:y="21.203cm">
          <text:p text:style-name="P3"><text:span text:style-name="T1">- id: long</text:span></text:p>
          <text:p text:style-name="P3"><text:span text:style-name="T1">- name: String</text:span></text:p>
          <text:p text:style-name="P3"><text:span text:style-name="T1">- type: int</text:span></text:p>
          <text:p text:style-name="P3"><text:span text:style-name="T1">- powerLevel: int</text:span></text:p>
          <text:p text:style-name="P3"><text:span text:style-name="T1">- buff_value: int</text:span></text:p>
          <text:p text:style-name="P3"><text:span text:style-name="T1">- playerStats: PlayerStats</text:span></text:p>
          <text:p text:style-name="P3"><text:span text:style-name="T1">- find: Finder&lt;Long, Potion&gt;</text:span></text:p>
        </draw:rect>
        <draw:rect draw:style-name="gr1" draw:text-style-name="P4" draw:layer="layout" svg:width="10.1cm" svg:height="2.8cm" svg:x="-1.8cm" svg:y="24.1cm">
          <text:p text:style-name="P3"><text:span text:style-name="T1">+ toJson(): ObjectNode;</text:span></text:p>
          <text:p text:style-name="P3"><text:span text:style-name="T1">- create(...): Potion;</text:span></text:p>
          <text:p text:style-name="P3"><text:span text:style-name="T1">+ getById(id: long): Potion;</text:span></text:p>
          <text:p text:style-name="P3"><text:span text:style-name="T1">+ getByTypeAndPowerLevel(type: int, powerLevel: int): Potion;</text:span></text:p>
          <text:p text:style-name="P3"><text:span text:style-name="T1">+ init();</text:span></text:p>
        </draw:rect>
        <draw:rect draw:style-name="gr1" draw:text-style-name="P2" draw:layer="layout" svg:width="5.4cm" svg:height="0.8cm" svg:x="23.533cm" svg:y="0cm">
          <text:p text:style-name="P1"><text:span text:style-name="T1">Profile</text:span></text:p>
        </draw:rect>
        <draw:rect draw:style-name="gr1" draw:text-style-name="P4" draw:layer="layout" svg:width="5.4cm" svg:height="8.7cm" svg:x="23.533cm" svg:y="0.8cm">
          <text:p text:style-name="P3"><text:span text:style-name="T1">id: long</text:span></text:p>
          <text:p text:style-name="P3"><text:span text:style-name="T1">- username: String</text:span></text:p>
          <text:p text:style-name="P3"><text:span text:style-name="T1">- coinsCollected: int</text:span></text:p>
          <text:p text:style-name="P3"><text:span text:style-name="T1">- coins: int</text:span></text:p>
          <text:p text:style-name="P3"><text:span text:style-name="T1">- coinScale: float</text:span></text:p>
          <text:p text:style-name="P3"><text:span text:style-name="T1">- scrollLimit: int</text:span></text:p>
          <text:p text:style-name="P3"><text:span text:style-name="T1">- points: int</text:span></text:p>
          <text:p text:style-name="P3"><text:span text:style-name="T1">+ playerStats: PlayerStats</text:span></text:p>
          <text:p text:style-name="P3"><text:span text:style-name="T1">+ settings: Settings</text:span></text:p>
          <text:p text:style-name="P3"><text:span text:style-name="T1">- avatar: Avatar</text:span></text:p>
          <text:p text:style-name="P3"><text:span text:style-name="T1">- shopItems: List&lt;ShopItem&gt;</text:span></text:p>
          <text:p text:style-name="P3"><text:span text:style-name="T1">- tutorialDone: boolean</text:span></text:p>
          <text:p text:style-name="P3"><text:span text:style-name="T1">- user: User</text:span></text:p>
          <text:p text:style-name="P3"><text:span text:style-name="T1">- created_at: Date</text:span></text:p>
          <text:p text:style-name="P3"><text:span text:style-name="T1">- edited_at: Date</text:span></text:p>
          <text:p text:style-name="P3"><text:span text:style-name="T1">- totalPoints: int</text:span></text:p>
          <text:p text:style-name="P3"><text:span text:style-name="T1">- playedTime: int</text:span></text:p>
          <text:p text:style-name="P3"><text:span text:style-name="T1">- playedRuns: int</text:span></text:p>
          <text:p text:style-name="P3"><text:span text:style-name="T1">- doneSQL: int</text:span></text:p>
          <text:p text:style-name="P3"><text:span text:style-name="T1">- solvedSQL: int</text:span></text:p>
          <text:p text:style-name="P3"><text:span text:style-name="T1">- quote: float</text:span></text:p>
          <text:p text:style-name="P3"><text:span text:style-name="T1">- find: Finder&lt;Long, Profile&gt;</text:span></text:p>
        </draw:rect>
        <draw:rect draw:style-name="gr1" draw:text-style-name="P4" draw:layer="layout" svg:width="5.4cm" svg:height="13.6cm" svg:x="23.533cm" svg:y="9.5cm">
          <text:p text:style-name="P3"><text:span text:style-name="T1">+ save();</text:span></text:p>
          <text:p text:style-name="P3"><text:span text:style-name="T1">+ isTutorialDone(): boolean;</text:span></text:p>
          <text:p text:style-name="P3"><text:span text:style-name="T1">+ setTutorialDone();</text:span></text:p>
          <text:p text:style-name="P3"><text:span text:style-name="T1">+ getProfile(): ObjectNode;</text:span></text:p>
          <text:p text:style-name="P3"><text:span text:style-name="T1">+ getPlayerState(): ObjectNode;</text:span></text:p>
          <text:p text:style-name="P3"><text:span text:style-name="T1">+ getCharacterState(): ObjectN;</text:span></text:p>
          <text:p text:style-name="P3"><text:span text:style-name="T1">+ create(...): Profile;</text:span></text:p>
          <text:p text:style-name="P3"><text:span text:style-name="T1">+ getById(id: long): Profile;</text:span></text:p>
          <text:p text:style-name="P3"><text:span text:style-name="T1">+ shopItemIdInList(...);</text:span></text:p>
          <text:p text:style-name="P3"><text:span text:style-name="T1">+ getCoins(): int;</text:span></text:p>
          <text:p text:style-name="P3"><text:span text:style-name="T1">+ setCoins(coins: int);</text:span></text:p>
          <text:p text:style-name="P3"><text:span text:style-name="T1">+ getUser(): User;</text:span></text:p>
          <text:p text:style-name="P3"><text:span text:style-name="T1">+ getId(): long;</text:span></text:p>
          <text:p text:style-name="P3"><text:span text:style-name="T1">+ getTotalPoints(): int;</text:span></text:p>
          <text:p text:style-name="P3"><text:span text:style-name="T1">+ getPlayedTime(): int;</text:span></text:p>
          <text:p text:style-name="P3"><text:span text:style-name="T1">+ getPlayedRuns(): int;</text:span></text:p>
          <text:p text:style-name="P3"><text:span text:style-name="T1">+ getDoneSQL(): int;</text:span></text:p>
          <text:p text:style-name="P3"><text:span text:style-name="T1">+ getSolvedSQL(): int;</text:span></text:p>
          <text:p text:style-name="P3"><text:span text:style-name="T1">+ getQuote(): float;</text:span></text:p>
          <text:p text:style-name="P3"><text:span text:style-name="T1">+ setTotalPoints(totalPoints: int);</text:span></text:p>
          <text:p text:style-name="P3"><text:span text:style-name="T1">+ setPlayedTime(...);</text:span></text:p>
          <text:p text:style-name="P3"><text:span text:style-name="T1">+ setPlayedRuns(...);</text:span></text:p>
          <text:p text:style-name="P3"><text:span text:style-name="T1">+ setDoneSQL(doneSQL: int);</text:span></text:p>
          <text:p text:style-name="P3"><text:span text:style-name="T1">+ setQuote();</text:span></text:p>
          <text:p text:style-name="P3"><text:span text:style-name="T1">+ sortByPoints(): List&lt;Profile&gt;;</text:span></text:p>
          <text:p text:style-name="P3"><text:span text:style-name="T1">+ sortByTime(): List&lt;Profile&gt;;</text:span></text:p>
          <text:p text:style-name="P3"><text:span text:style-name="T1">+ sortByRuns(): List&lt;Profile&gt;;</text:span></text:p>
          <text:p text:style-name="P3"><text:span text:style-name="T1">+ sortBySQL(): List&lt;Profile&gt;;</text:span></text:p>
          <text:p text:style-name="P3"><text:span text:style-name="T1">+ sortByRate(): List&lt;Profile&gt;;</text:span></text:p>
          <text:p text:style-name="P3"><text:span text:style-name="T1">+ HighscoreToJson():ObjectN;</text:span></text:p>
          <text:p text:style-name="P3"><text:span text:style-name="T1">+ ListToArray(...): Profile[];</text:span></text:p>
          <text:p text:style-name="P3"><text:span text:style-name="T1">+ ArrayToJsonArray(...): ArrayN;</text:span></text:p>
          <text:p text:style-name="P3"><text:span text:style-name="T1">+ ownRank(...): JsonNode;</text:span></text:p>
        </draw:rect>
        <draw:rect draw:style-name="gr1" draw:text-style-name="P2" draw:layer="layout" svg:width="3.8cm" svg:height="0.8cm" svg:x="13.3cm" svg:y="6.5cm">
          <text:p text:style-name="P1"><text:span text:style-name="T1">ProgressChallenge</text:span></text:p>
        </draw:rect>
        <draw:rect draw:style-name="gr1" draw:text-style-name="P4" draw:layer="layout" svg:width="3.8cm" svg:height="0.997cm" svg:x="13.3cm" svg:y="7.3cm">
          <text:p text:style-name="P3"><text:span text:style-name="T1">id: long</text:span></text:p>
          <text:p text:style-name="P3"><text:span text:style-name="T1">find: Finder&lt;Long,...&gt;</text:span></text:p>
        </draw:rect>
        <draw:rect draw:style-name="gr1" draw:text-style-name="P2" draw:layer="layout" svg:width="5.1cm" svg:height="0.8cm" svg:x="17.3cm" svg:y="7.4cm">
          <text:p text:style-name="P1"><text:span text:style-name="T1">RandomChallenge</text:span></text:p>
        </draw:rect>
        <draw:rect draw:style-name="gr1" draw:text-style-name="P4" draw:layer="layout" svg:width="5.1cm" svg:height="0.597cm" svg:x="17.3cm" svg:y="8.203cm">
          <text:p/>
        </draw:rect>
        <draw:rect draw:style-name="gr1" draw:text-style-name="P2" draw:layer="layout" svg:width="5.6cm" svg:height="0.8cm" svg:x="10.1cm" svg:y="9.3cm">
          <text:p text:style-name="P1"><text:span text:style-name="T1">Scroll</text:span></text:p>
        </draw:rect>
        <draw:rect draw:style-name="gr1" draw:text-style-name="P4" draw:layer="layout" svg:width="5.6cm" svg:height="2.597cm" svg:x="10.1cm" svg:y="10.103cm">
          <text:p text:style-name="P3"><text:span text:style-name="T1">- id: long</text:span></text:p>
          <text:p text:style-name="P3"><text:span text:style-name="T1">- posId: int</text:span></text:p>
          <text:p text:style-name="P3"><text:span text:style-name="T1">- name: String</text:span></text:p>
          <text:p text:style-name="P3"><text:span text:style-name="T1">- type: int</text:span></text:p>
          <text:p text:style-name="P3"><text:span text:style-name="T1">- potion: Potion</text:span></text:p>
          <text:p text:style-name="P3"><text:span text:style-name="T1">- find: Finder&lt;Long, Scroll&gt;</text:span></text:p>
        </draw:rect>
        <draw:rect draw:style-name="gr1" draw:text-style-name="P4" draw:layer="layout" svg:width="5.6cm" svg:height="3.3cm" svg:x="10.1cm" svg:y="12.7cm">
          <text:p text:style-name="P3"><text:span text:style-name="T1">+ toJson(): ObjectNode;</text:span></text:p>
          <text:p text:style-name="P3"><text:span text:style-name="T1">- create(...): Scroll;</text:span></text:p>
          <text:p text:style-name="P3"><text:span text:style-name="T1">+ getById(id: long): Scroll;</text:span></text:p>
          <text:p text:style-name="P3"><text:span text:style-name="T1">+ getByPosId(posId: int): Scroll;</text:span></text:p>
          <text:p text:style-name="P3"><text:span text:style-name="T1">+ getByPotion(...): Scroll;</text:span></text:p>
          <text:p text:style-name="P3"><text:span text:style-name="T1">+ getByType(type: int): Scroll;</text:span></text:p>
          <text:p text:style-name="P3"><text:span text:style-name="T1">+ init();</text:span></text:p>
        </draw:rect>
        <draw:rect draw:style-name="gr1" draw:text-style-name="P2" draw:layer="layout" svg:width="5.8cm" svg:height="0.8cm" svg:x="16cm" svg:y="9.3cm">
          <text:p text:style-name="P1"><text:span text:style-name="T1">ShopItem</text:span></text:p>
        </draw:rect>
        <draw:rect draw:style-name="gr1" draw:text-style-name="P4" draw:layer="layout" svg:width="5.8cm" svg:height="1.997cm" svg:x="16cm" svg:y="10.103cm">
          <text:p text:style-name="P3"><text:span text:style-name="T1">- id: long</text:span></text:p>
          <text:p text:style-name="P3"><text:span text:style-name="T1">- name: String</text:span></text:p>
          <text:p text:style-name="P3"><text:span text:style-name="T1">- thumbnail_url: String</text:span></text:p>
          <text:p text:style-name="P3"><text:span text:style-name="T1">- price: Integer</text:span></text:p>
          <text:p text:style-name="P3"><text:span text:style-name="T1">+ find: Finder&lt;Long, ShopItem&gt;</text:span></text:p>
        </draw:rect>
        <draw:rect draw:style-name="gr1" draw:text-style-name="P4" draw:layer="layout" svg:width="5.8cm" svg:height="4.1cm" svg:x="16cm" svg:y="12.1cm">
          <text:p text:style-name="P3"><text:span text:style-name="T1">+ create(...): ShopItem;</text:span></text:p>
          <text:p text:style-name="P3"><text:span text:style-name="T1">+ getById(id: long): ShopItem;</text:span></text:p>
          <text:p text:style-name="P3"><text:span text:style-name="T1">+ getName(): String;</text:span></text:p>
          <text:p text:style-name="P3"><text:span text:style-name="T1">+ setName(name: String);</text:span></text:p>
          <text:p text:style-name="P3"><text:span text:style-name="T1">+ getThumbnail_url(): String;</text:span></text:p>
          <text:p text:style-name="P3"><text:span text:style-name="T1">+ setThumbnail_url(url: String);</text:span></text:p>
          <text:p text:style-name="P3"><text:span text:style-name="T1">+ getPrice(): int;</text:span></text:p>
          <text:p text:style-name="P3"><text:span text:style-name="T1">+ setPrice(price: int);</text:span></text:p>
          <text:p text:style-name="P3"><text:span text:style-name="T1">+ getId(): long;</text:span></text:p>
          <text:p text:style-name="P3"><text:span text:style-name="T1">+ init();</text:span></text:p>
        </draw:rect>
        <draw:rect draw:style-name="gr1" draw:text-style-name="P2" draw:layer="layout" svg:width="5.3cm" svg:height="0.8cm" svg:x="18.1cm" svg:y="16.5cm">
          <text:p text:style-name="P1"><text:span text:style-name="T1">SolvedTask</text:span></text:p>
        </draw:rect>
        <draw:rect draw:style-name="gr1" draw:text-style-name="P4" draw:layer="layout" svg:width="5.3cm" svg:height="2.997cm" svg:x="18.1cm" svg:y="17.303cm">
          <text:p text:style-name="P3"><text:span text:style-name="T1">id: long</text:span></text:p>
          <text:p text:style-name="P3"><text:span text:style-name="T1">profile: Profile</text:span></text:p>
          <text:p text:style-name="P3"><text:span text:style-name="T1">task: Task</text:span></text:p>
          <text:p text:style-name="P3"><text:span text:style-name="T1">solved: int</text:span></text:p>
          <text:p text:style-name="P3"><text:span text:style-name="T1">trys: int</text:span></text:p>
          <text:p text:style-name="P3"><text:span text:style-name="T1">last_solved: Date</text:span></text:p>
          <text:p text:style-name="P3"><text:span text:style-name="T1">find: Finder&lt;Long, SolvedTask&gt;</text:span></text:p>
        </draw:rect>
        <draw:rect draw:style-name="gr1" draw:text-style-name="P2" draw:layer="layout" svg:width="6.6cm" svg:height="0.8cm" svg:x="11.3cm" svg:y="17.3cm">
          <text:p text:style-name="P1"><text:span text:style-name="T1">StoryChallenge</text:span></text:p>
        </draw:rect>
        <draw:rect draw:style-name="gr1" draw:text-style-name="P4" draw:layer="layout" svg:width="6.6cm" svg:height="1.697cm" svg:x="11.3cm" svg:y="18.103cm">
          <text:p text:style-name="P3"><text:span text:style-name="T1">textsInChallenge: List&lt;TextInChallenge&gt;</text:span></text:p>
          <text:p text:style-name="P3"><text:span text:style-name="T1">maps: List&lt;Map&gt;</text:span></text:p>
          <text:p text:style-name="P3"><text:span text:style-name="T1">next: StoryChallenge</text:span></text:p>
          <text:p text:style-name="P3"><text:span text:style-name="T1">- find: Finder&lt;Long, StoryChallenge&gt;</text:span></text:p>
        </draw:rect>
        <draw:rect draw:style-name="gr1" draw:text-style-name="P4" draw:layer="layout" svg:width="6.6cm" svg:height="1.6cm" svg:x="11.3cm" svg:y="19.812cm">
          <text:p text:style-name="P3"><text:span text:style-name="T1">+ setTexts(texts: List&lt;Text&gt;): boolean;</text:span></text:p>
          <text:p text:style-name="P3"><text:span text:style-name="T1">+ create(...): StoryChallenge;</text:span></text:p>
        </draw:rect>
        <draw:rect draw:style-name="gr1" draw:text-style-name="P2" draw:layer="layout" svg:width="6.5cm" svg:height="0.862cm" svg:x="1.8cm" svg:y="9.024cm">
          <text:p text:style-name="P1"><text:span text:style-name="T1">Task</text:span></text:p>
        </draw:rect>
        <draw:rect draw:style-name="gr1" draw:text-style-name="P4" draw:layer="layout" svg:width="6.5cm" svg:height="5.71cm" svg:x="1.8cm" svg:y="9.89cm">
          <text:p text:style-name="P3"><text:span text:style-name="T1">- id: long</text:span></text:p>
          <text:p text:style-name="P3"><text:span text:style-name="T1">- profile: Profile</text:span></text:p>
          <text:p text:style-name="P3"><text:span text:style-name="T1">- available: boolean</text:span></text:p>
          <text:p text:style-name="P3"><text:span text:style-name="T1">- potion: Potion</text:span></text:p>
          <text:p text:style-name="P3"><text:span text:style-name="T1">challenges: List&lt;Challenge&gt;</text:span></text:p>
          <text:p text:style-name="P3"><text:span text:style-name="T1">- schema: String</text:span></text:p>
          <text:p text:style-name="P3"><text:span text:style-name="T1">- exercise: String</text:span></text:p>
          <text:p text:style-name="P3"><text:span text:style-name="T1">- points: int</text:span></text:p>
          <text:p text:style-name="P3"><text:span text:style-name="T1">- timeLimit: int</text:span></text:p>
          <text:p text:style-name="P3"><text:span text:style-name="T1">- difficulty: int</text:span></text:p>
          <text:p text:style-name="P3"><text:span text:style-name="T1">- xml: String</text:span></text:p>
          <text:p text:style-name="P3"><text:span text:style-name="T1">- created_at: Date</text:span></text:p>
          <text:p text:style-name="P3"><text:span text:style-name="T1">- edited_at: Date</text:span></text:p>
          <text:p text:style-name="P3"><text:span text:style-name="T1">- find: Finder&lt;Long, Task&gt;</text:span></text:p>
        </draw:rect>
        <draw:rect draw:style-name="gr1" draw:text-style-name="P4" draw:layer="layout" svg:width="6.5cm" svg:height="4.5cm" svg:x="1.8cm" svg:y="15.6cm">
          <text:p text:style-name="P3"><text:span text:style-name="T1">+ toJson(): ObjectNode;</text:span></text:p>
          <text:p text:style-name="P3"><text:span text:style-name="T1">+ solve(Statement: String): boolean;</text:span></text:p>
          <text:p text:style-name="P3"><text:span text:style-name="T1">+ create(...);</text:span></text:p>
          <text:p text:style-name="P3"><text:span text:style-name="T1">+ create(...);</text:span></text:p>
          <text:p text:style-name="P3"><text:span text:style-name="T1">- create(...): Task;</text:span></text:p>
          <text:p text:style-name="P3"><text:span text:style-name="T1">+ getById(id: long): Task;</text:span></text:p>
          <text:p text:style-name="P3"><text:span text:style-name="T1">+ getByPotionID(...): Task;</text:span></text:p>
          <text:p text:style-name="P3"><text:span text:style-name="T1">+ getByChallengeID(...): Task;</text:span></text:p>
          <text:p text:style-name="P3"><text:span text:style-name="T1">+ init();</text:span></text:p>
          <text:p text:style-name="P3"><text:span text:style-name="T1">+ init2();</text:span></text:p>
        </draw:rect>
        <draw:rect draw:style-name="gr1" draw:text-style-name="P2" draw:layer="layout" svg:width="7.2cm" svg:height="0.8cm" svg:x="-5.8cm" svg:y="12.5cm">
          <text:p text:style-name="P1"><text:span text:style-name="T1">Text</text:span></text:p>
        </draw:rect>
        <draw:rect draw:style-name="gr1" draw:text-style-name="P4" draw:layer="layout" svg:width="7.2cm" svg:height="2.397cm" svg:x="-5.8cm" svg:y="13.303cm">
          <text:p text:style-name="P3"><text:span text:style-name="T1">id: long</text:span></text:p>
          <text:p text:style-name="P3"><text:span text:style-name="T1">- type: int</text:span></text:p>
          <text:p text:style-name="P3"><text:span text:style-name="T1">- text: String</text:span></text:p>
          <text:p text:style-name="P3"><text:span text:style-name="T1">- sound_url: String</text:span></text:p>
          <text:p text:style-name="P3"><text:span text:style-name="T1">- find: Finder&lt;Long, Text&gt;</text:span></text:p>
        </draw:rect>
        <draw:rect draw:style-name="gr1" draw:text-style-name="P4" draw:layer="layout" svg:width="7.2cm" svg:height="2.7cm" svg:x="-5.8cm" svg:y="15.7cm">
          <text:p text:style-name="P3"><text:span text:style-name="T1">+ toJson(): ObjectNode;</text:span></text:p>
          <text:p text:style-name="P3"><text:span text:style-name="T1">+ create(...): Text;</text:span></text:p>
          <text:p text:style-name="P3"><text:span text:style-name="T1">+ getTextByType(type: int): Text;</text:span></text:p>
          <text:p text:style-name="P3"><text:span text:style-name="T1">+ getTerrySuccessfull(): Text;</text:span></text:p>
          <text:p text:style-name="P3"><text:span text:style-name="T1">+ getTerryFailure(): Text;</text:span></text:p>
          <text:p text:style-name="P3"><text:span text:style-name="T1">+ getTerryUrge(): Text;</text:span></text:p>
        </draw:rect>
        <draw:rect draw:style-name="gr1" draw:text-style-name="P2" draw:layer="layout" svg:width="7.3cm" svg:height="0.8cm" svg:x="-9.4cm" svg:y="1.23cm">
          <text:p text:style-name="P1"><text:span text:style-name="T1">TextInChallenge</text:span></text:p>
        </draw:rect>
        <draw:rect draw:style-name="gr1" draw:text-style-name="P4" draw:layer="layout" svg:width="7.3cm" svg:height="2.467cm" svg:x="-9.4cm" svg:y="2.033cm">
          <text:p text:style-name="P3"><text:span text:style-name="T1">Id: long</text:span></text:p>
          <text:p text:style-name="P3"><text:span text:style-name="T1">text: Text</text:span></text:p>
          <text:p text:style-name="P3"><text:span text:style-name="T1">storyChallenge: StoryChallenge</text:span></text:p>
          <text:p text:style-name="P3"><text:span text:style-name="T1">succession: int</text:span></text:p>
          <text:p text:style-name="P3"><text:span text:style-name="T1">requirement: int</text:span></text:p>
          <text:p text:style-name="P3"><text:span text:style-name="T1">- find: Finder&lt;Long, TextInChallenge&gt;</text:span></text:p>
        </draw:rect>
        <draw:rect draw:style-name="gr1" draw:text-style-name="P4" draw:layer="layout" svg:width="7.3cm" svg:height="0.8cm" svg:x="-9.4cm" svg:y="4.5cm">
          <text:p text:style-name="P3"><text:span text:style-name="T1">+ create(...): TextInChallenge;</text:span></text:p>
        </draw:rect>
        <draw:rect draw:style-name="gr1" draw:text-style-name="P2" draw:layer="layout" svg:width="8.4cm" svg:height="0.8cm" svg:x="-14.5cm" svg:y="7.7cm">
          <text:p text:style-name="P1"><text:span text:style-name="T1">User</text:span></text:p>
        </draw:rect>
        <draw:rect draw:style-name="gr1" draw:text-style-name="P4" draw:layer="layout" svg:width="8.4cm" svg:height="5.7cm" svg:x="-14.5cm" svg:y="8.5cm">
          <text:p text:style-name="P3"><text:span text:style-name="T1">+ id: long</text:span></text:p>
          <text:p text:style-name="P3"><text:span text:style-name="T1">- email: String</text:span></text:p>
          <text:p text:style-name="P3"><text:span text:style-name="T1">- emailVerified: boolean</text:span></text:p>
          <text:p text:style-name="P3"><text:span text:style-name="T1">- emailVerifyCode: String</text:span></text:p>
          <text:p text:style-name="P3"><text:span text:style-name="T1">- y_id: String</text:span></text:p>
          <text:p text:style-name="P3"><text:span text:style-name="T1">+ matNR: String</text:span></text:p>
          <text:p text:style-name="P3"><text:span text:style-name="T1">- passwordHash: String</text:span></text:p>
          <text:p text:style-name="P3"><text:span text:style-name="T1">- passwordResetCode: String</text:span></text:p>
          <text:p text:style-name="P3"><text:span text:style-name="T1">- role: int</text:span></text:p>
          <text:p text:style-name="P3"><text:span text:style-name="T1">+ sessions: List&lt;UserSession&gt;</text:span></text:p>
          <text:p text:style-name="P3"><text:span text:style-name="T1">+ profile: Profile</text:span></text:p>
          <text:p text:style-name="P3"><text:span text:style-name="T1">- created_at: Date</text:span></text:p>
          <text:p text:style-name="P3"><text:span text:style-name="T1">- edited_at: Date</text:span></text:p>
          <text:p text:style-name="P3"><text:span text:style-name="T1">+ find: Finder&lt;Long, User&gt;</text:span></text:p>
        </draw:rect>
        <draw:rect draw:style-name="gr1" draw:text-style-name="P4" draw:layer="layout" svg:width="8.4cm" svg:height="5.8cm" svg:x="-14.5cm" svg:y="14.2cm">
          <text:p text:style-name="P3"><text:span text:style-name="T1">+ changePassword(...): boolean;</text:span></text:p>
          <text:p text:style-name="P3"><text:span text:style-name="T1">+ getProfile(): Profile;</text:span></text:p>
          <text:p text:style-name="P3"><text:span text:style-name="T1">- setProfile(profile: Profile);</text:span></text:p>
          <text:p text:style-name="P3"><text:span text:style-name="T1">+ getRole(): int;</text:span></text:p>
          <text:p text:style-name="P3"><text:span text:style-name="T1">+ isStudent(): boolean;</text:span></text:p>
          <text:p text:style-name="P3"><text:span text:style-name="T1">+ update();</text:span></text:p>
          <text:p text:style-name="P3"><text:span text:style-name="T1">+ create(...): User;</text:span></text:p>
          <text:p text:style-name="P3"><text:span text:style-name="T1">+ create(...): User;</text:span></text:p>
          <text:p text:style-name="P3"><text:span text:style-name="T1">+ getByEmail(email: String): User;</text:span></text:p>
          <text:p text:style-name="P3"><text:span text:style-name="T1">+ getProfile(session: Http.Session): Profile;</text:span></text:p>
          <text:p text:style-name="P3"><text:span text:style-name="T1">- getByY_ID(y_ID: String): User;</text:span></text:p>
          <text:p text:style-name="P3"><text:span text:style-name="T1">+ validate(id: String, password: String): User;</text:span></text:p>
          <text:p text:style-name="P3"><text:span text:style-name="T1">+ resetPassword(email: String): boolean;</text:span></text:p>
          <text:p text:style-name="P3"><text:span text:style-name="T1">+ verifyEmail(emailVerifyCode: String): int;</text:span></text:p>
        </draw:rect>
        <draw:rect draw:style-name="gr1" draw:text-style-name="P2" draw:layer="layout" svg:width="7.725cm" svg:height="0.8cm" svg:x="-22.825cm" svg:y="6.206cm">
          <text:p text:style-name="P1"><text:span text:style-name="T1">UserSession</text:span></text:p>
        </draw:rect>
        <draw:rect draw:style-name="gr1" draw:text-style-name="P4" draw:layer="layout" svg:width="7.725cm" svg:height="2.6cm" svg:x="-22.825cm" svg:y="7.006cm">
          <text:p text:style-name="P3"><text:span text:style-name="T1">+ id: Long</text:span></text:p>
          <text:p text:style-name="P3"><text:span text:style-name="T1">- sessionID: String</text:span></text:p>
          <text:p text:style-name="P3"><text:span text:style-name="T1">+ user: User</text:span></text:p>
          <text:p text:style-name="P3"><text:span text:style-name="T1">- remoteAddress: String</text:span></text:p>
          <text:p text:style-name="P3"><text:span text:style-name="T1">- created_at: Date</text:span></text:p>
          <text:p text:style-name="P3"><text:span text:style-name="T1">- expires_at: Date</text:span></text:p>
        </draw:rect>
        <draw:rect draw:style-name="gr1" draw:text-style-name="P4" draw:layer="layout" svg:width="7.725cm" svg:height="2.3cm" svg:x="-22.825cm" svg:y="9.606cm">
          <text:p text:style-name="P3"><text:span text:style-name="T1">+ create(...): UserSession;</text:span></text:p>
          <text:p text:style-name="P3"><text:span text:style-name="T1">+ getSessionID(): String;</text:span></text:p>
          <text:p text:style-name="P3"><text:span text:style-name="T1">+ getUser(): User;</text:span></text:p>
          <text:p text:style-name="P3"><text:span text:style-name="T1">+ isValid(remoteAddress): boolean;</text:span></text:p>
          <text:p text:style-name="P3"><text:span text:style-name="T1">+ getSession(session: Http.Session): UserS.;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is </meta:initial-creator>
    <meta:creation-date>2015-06-18T15:05:59.35</meta:creation-date>
    <dc:date>2015-06-22T15:31:12.24</dc:date>
    <dc:creator>Denis </dc:creator>
    <meta:editing-duration>PT4H9M7S</meta:editing-duration>
    <meta:editing-cycles>3</meta:editing-cycles>
    <meta:generator>OpenOffice/4.1.1$Win32 OpenOffice.org_project/411m6$Build-9775</meta:generator>
    <meta:document-statistic meta:object-count="51"/>
  </office:meta>
</office:document-meta>
</file>